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aa68"/>
    </style:style>
    <style:style style:name="P2" style:family="paragraph" style:parent-style-name="Standard">
      <style:text-properties officeooo:rsid="001bbb0b" officeooo:paragraph-rsid="001bbb0b"/>
    </style:style>
    <style:style style:name="P3" style:family="paragraph" style:parent-style-name="Standard">
      <style:text-properties officeooo:rsid="001c177f" officeooo:paragraph-rsid="001c177f"/>
    </style:style>
    <style:style style:name="P4" style:family="paragraph" style:parent-style-name="Standard">
      <style:text-properties officeooo:rsid="001c9405" officeooo:paragraph-rsid="001c9405"/>
    </style:style>
    <style:style style:name="P5" style:family="paragraph" style:parent-style-name="Standard">
      <style:text-properties officeooo:rsid="001d68a2" officeooo:paragraph-rsid="001d68a2"/>
    </style:style>
    <style:style style:name="P6" style:family="paragraph" style:parent-style-name="Standard">
      <style:text-properties officeooo:rsid="001d68a2" officeooo:paragraph-rsid="001df033"/>
    </style:style>
    <style:style style:name="P7" style:family="paragraph" style:parent-style-name="Standard">
      <style:text-properties officeooo:rsid="001d68a2" officeooo:paragraph-rsid="002bf2a7"/>
    </style:style>
    <style:style style:name="P8" style:family="paragraph" style:parent-style-name="Standard">
      <style:text-properties officeooo:rsid="001dcf44" officeooo:paragraph-rsid="001dcf44"/>
    </style:style>
    <style:style style:name="P9" style:family="paragraph" style:parent-style-name="Standard">
      <style:text-properties fo:font-style="italic" officeooo:rsid="0022db70" officeooo:paragraph-rsid="0022db70" style:font-style-asian="italic" style:font-style-complex="italic"/>
    </style:style>
    <style:style style:name="P10" style:family="paragraph" style:parent-style-name="Standard">
      <style:text-properties officeooo:rsid="001df033" officeooo:paragraph-rsid="001df033"/>
    </style:style>
    <style:style style:name="P11" style:family="paragraph" style:parent-style-name="Standard">
      <style:text-properties officeooo:rsid="002c81e4" officeooo:paragraph-rsid="002c81e4"/>
    </style:style>
    <style:style style:name="P12" style:family="paragraph" style:parent-style-name="Standard">
      <style:text-properties officeooo:rsid="002daca5" officeooo:paragraph-rsid="002daca5"/>
    </style:style>
    <style:style style:name="P13" style:family="paragraph" style:parent-style-name="Standard" style:list-style-name="L1">
      <style:text-properties officeooo:paragraph-rsid="0018aa68"/>
    </style:style>
    <style:style style:name="P14" style:family="paragraph" style:parent-style-name="Standard" style:list-style-name="L3">
      <style:text-properties officeooo:rsid="001a40bf" officeooo:paragraph-rsid="001a40bf"/>
    </style:style>
    <style:style style:name="P15" style:family="paragraph" style:parent-style-name="Standard" style:list-style-name="L3">
      <style:text-properties officeooo:rsid="001c9405" officeooo:paragraph-rsid="001c9405"/>
    </style:style>
    <style:style style:name="P16" style:family="paragraph" style:parent-style-name="Standard" style:list-style-name="L3">
      <style:text-properties officeooo:rsid="001dcf44" officeooo:paragraph-rsid="001dcf44"/>
    </style:style>
    <style:style style:name="P17" style:family="paragraph" style:parent-style-name="Standard">
      <style:text-properties fo:font-size="10pt" fo:font-style="italic" officeooo:rsid="002bf2a7" officeooo:paragraph-rsid="003276e0" style:font-size-asian="10pt" style:font-style-asian="italic" style:font-size-complex="10pt" style:font-style-complex="italic"/>
    </style:style>
    <style:style style:name="P18" style:family="paragraph" style:parent-style-name="Text_20_body" style:list-style-name="L2">
      <style:text-properties officeooo:paragraph-rsid="001f3e01"/>
    </style:style>
    <style:style style:name="P19" style:family="paragraph" style:parent-style-name="Text_20_body" style:list-style-name="L1">
      <style:text-properties officeooo:paragraph-rsid="001f3e01"/>
    </style:style>
    <style:style style:name="P20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8aa68"/>
    </style:style>
    <style:style style:name="T2" style:family="text">
      <style:text-properties officeooo:rsid="001bbb0b"/>
    </style:style>
    <style:style style:name="T3" style:family="text">
      <style:text-properties officeooo:rsid="001c9405"/>
    </style:style>
    <style:style style:name="T4" style:family="text">
      <style:text-properties officeooo:rsid="001d68a2"/>
    </style:style>
    <style:style style:name="T5" style:family="text">
      <style:text-properties officeooo:rsid="001dcf44"/>
    </style:style>
    <style:style style:name="T6" style:family="text">
      <style:text-properties officeooo:rsid="002127b3"/>
    </style:style>
    <style:style style:name="T7" style:family="text">
      <style:text-properties officeooo:rsid="00223d0f"/>
    </style:style>
    <style:style style:name="T8" style:family="text">
      <style:text-properties officeooo:rsid="00261e55"/>
    </style:style>
    <style:style style:name="T9" style:family="text">
      <style:text-properties officeooo:rsid="002bf2a7"/>
    </style:style>
    <style:style style:name="T10" style:family="text">
      <style:text-properties officeooo:rsid="002daca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spekt lekcji <text:span text:style-name="T2">matematyki</text:span></text:p>
      <text:p text:style-name="Subtitle">opracował: Szymon Sobiepanek</text:p>
      <text:p text:style-name="P1">TEMAT: <text:span text:style-name="T1">Twierdzenie Pitagorasa</text:span></text:p>
      <text:p text:style-name="P1">KLASA: VII</text:p>
      <text:p text:style-name="P1">CZAS: 45 minut</text:p>
      <text:p text:style-name="P1">TREŚCI PROGRAMOWE:</text:p>
      <text:list xml:id="list4105878124" text:style-name="L1">
        <text:list-item>
          <text:p text:style-name="P13">zna i stosuje w sytuacjach praktycznych twierdzenie Pitagorasa (bez twierdzenia odwrotnego)</text:p>
        </text:list-item>
        <text:list-item>
          <text:p text:style-name="P13">przeprowadza dowody geometryczne o poziomie trudności nie większym niż w przykładach: </text:p>
        </text:list-item>
      </text:list>
      <text:list xml:id="list833733954" text:style-name="L2">
        <text:list-item>
          <text:list>
            <text:list-item>
              <text:p text:style-name="P20">dany jest ostrokątny trójkąt równoramienny <text:span text:style-name="Emphasis">ABC</text:span>, w którym <text:span text:style-name="Emphasis">AC = BC</text:span> . W tym trójkącie poprowadzono wysokość <text:span text:style-name="Emphasis">AD</text:span>. Udowodnij, że kąt <text:span text:style-name="Emphasis">ABC</text:span> jest dwa razy większy od kąta <text:span text:style-name="Emphasis">BAD</text:span>, </text:p>
            </text:list-item>
            <text:list-item>
              <text:p text:style-name="P18">na bokach <text:span text:style-name="Emphasis">BC</text:span> i <text:span text:style-name="Emphasis">CD</text:span> prostokąta <text:span text:style-name="Emphasis">ABCD</text:span> zbudowano, na zewnątrz prostokąta, dwa trójkąty równoboczne <text:span text:style-name="Emphasis">BCE</text:span> i <text:span text:style-name="Emphasis">CDF</text:span>. Udowodnij, że <text:span text:style-name="Emphasis">AE = AF</text:span>. </text:p>
            </text:list-item>
          </text:list>
        </text:list-item>
      </text:list>
      <text:list xml:id="list120610882346948" text:continue-list="list4105878124" text:style-name="L1">
        <text:list-item>
          <text:p text:style-name="P19">oblicza długość odcinka, którego końce są danymi punktami kratowymi w układzie współrzędnych;</text:p>
        </text:list-item>
      </text:list>
      <text:p text:style-name="P1">CEL: <text:span text:style-name="T3">Uczeń zna twierdzenie oraz szkic dowodu Twierdzenia Pitagorasa</text:span></text:p>
      <text:p text:style-name="P1">CELE OPERACYJNE LEKCJI:</text:p>
      <text:p text:style-name="P1">Uczeń </text:p>
      <text:list xml:id="list502339597" text:style-name="L3">
        <text:list-item>
          <text:p text:style-name="P14">zna <text:span text:style-name="T3">zapis </text:span>twierdzenie <text:span text:style-name="T3">Pitagorasa za pomocą równania</text:span></text:p>
        </text:list-item>
        <text:list-item>
          <text:p text:style-name="P15">umie sformułować twierdzenie Pitagorasa w postaci zdania</text:p>
        </text:list-item>
        <text:list-item>
          <text:p text:style-name="P16">zna szkic dowodu twierzenie Pitagorasa</text:p>
        </text:list-item>
        <text:list-item>
          <text:p text:style-name="P15">umie zastosować twierdzenie Pitagorasa w prostych przypadkach – obliczając bok trójkąta prostokątnego znając pozostałe jego boki</text:p>
          <text:p text:style-name="P15"/>
        </text:list-item>
      </text:list>
      <text:p text:style-name="P2">TYP LEKCJI: wprowadzająca</text:p>
      <text:p text:style-name="P2">METODY PRACY: <text:span text:style-name="T6">pogadanka, indywidualnie z podręcznikie, indywidualnie przy tablicy</text:span></text:p>
      <text:p text:style-name="P2">POMOCE DYDAKTYCZNE: podręczniki, tablic<text:span text:style-name="T3">a</text:span> z kratkami, <text:span text:style-name="T7">tablica mutlimedialna, pliku GeoGebra</text:span></text:p>
      <text:p text:style-name="P2">PLAN LEKCJI:</text:p>
      <text:p text:style-name="P4">1. Nauczyciel przestawia plan lekcji</text:p>
      <text:p text:style-name="P9">Rozpoczniemy od przypomnienia wiadomości, a później omówimy twierdzenie Pitagorasa i jego zastosowania</text:p>
      <text:p text:style-name="P3"><text:span text:style-name="T3">2</text:span>. <text:span text:style-name="T3">Przypomnienie wiadomości o układzie współrzędnych, trójkącie prostokątnym oraz twierdzeniu.</text:span></text:p>
      <text:p text:style-name="P4">Nauczyciel zadaję uczniom pytanie o kolejne elementy układu współrzednych (osie, opisanie osi , oznaczenie odcinka jednostkowego), rysując je po kolei na tablicy. Następnie zaznacza punkty A (2 ,4) C (2, 1), B (6, 1) <text:s/>i prosi wybranego ucznia o odczytanie współrzędnych, <text:span text:style-name="T4">oraz jaka określenie figura została narysowana (trójkąt prostokatny). </text:span><text:s/><text:span text:style-name="T4">Kolejnym krokiem będzie wspólne ustalenie nazw odcinków CB i CA (przyprostokątne) oraz AB (przeciwprostokątna) – nazwy zostają zapisane na tablicy, a takż </text:span>podanie długości odcinka CB i <text:span text:style-name="T4">CA. Następnie pyta, czy uczniowie wiedzą jak wyznaczyć długość odcinka AB. Po odpowiedzi negatywnej, przedstawia cel lekcji – poznanie twierdzenia dzięki któremu wyznaczymy długość przeciwprostokątnej. Następnie pyta, z czego składa się twierdzenie. Układ z narysowanymi punktami zostaję na tablicy przez całą lekcję. Po układem należy zostawić miejsce na rozwiązanie zadań z układem współrzędnych. </text:span></text:p>
      <text:p text:style-name="P8">Uczniowie przerysowują do zeszytu, nauczyciel zapisuje cele lekcji – NaCoBeZU <text:span text:style-name="T8">oraz temat</text:span>. </text:p>
      <text:p text:style-name="P5"><text:soft-page-break/></text:p>
      <text:p text:style-name="P5">3. Przedstawienie <text:span text:style-name="T9">twierdzenie Pitargorasa oraz jego</text:span> dow<text:span text:style-name="T9">ód</text:span>.</text:p>
      <text:p text:style-name="P5">Nauczyciel zapisuje twierdzenie w postaci równania. </text:p>
      <text:p text:style-name="P5">Jeżeli trójkąt ABC jest trójkątem prostokątnym o przyprostokątych oznaczonych a i b, oraz przeciwprostokątnej c to zachodzi równość:</text:p>
      <text:p text:style-name="P5"/>
      <text:p text:style-name="P5"><draw:frame draw:style-name="fr1" draw:name="Object1" text:anchor-type="as-char" svg:y="-0.172in" svg:width="0.7453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W nawiązaniu do poprzedniej lekcji prosi wybranego ucznia o zaznaczenie założenia i tezy. </text:p>
      <text:p text:style-name="P10">Następnie wspólnie z wybranym uczniem zapisuje twierdzenie w postaci zdania.</text:p>
      <text:p text:style-name="P17">W dowolnym trójkącie prostokątnym suma kwadratów długości przyprostokątnych jest równa kwadratowi długości przeciwprostokątnej tego trójkąta</text:p>
      <text:p text:style-name="P5">Następnie nauczyciel przedstawia dowód twierdzenia na tablicy multimedialnej - </text:p>
      <text:p text:style-name="P7"><text:span text:style-name="T9">a) </text:span><text:a xlink:type="simple" xlink:href="https://www.geogebra.org/m/FKzPy94N#material/gEcwTfFg" text:style-name="Internet_20_link" text:visited-style-name="Visited_20_Internet_20_Link">https://www.geogebra.org/m/FKzPy94N#material/gEcwTfFg</text:a> – <text:span text:style-name="T9">nauczyciel pyta o przestawioną figurę – trójkąt prostokątny. Następnie pyta o pola 3 kwadratów. Ponownie przytacza tweirdzenie Pitagorasa i formułje je w postaci, którą dowodzi przystawanie – suma pól kwadratów zbudownych na przyprostokątnych równa jest polu kwadratu zbudowanego na przeciwprostokątnej.</text:span></text:p>
      <text:p text:style-name="P7"><text:span text:style-name="T9">b)</text:span> <text:a xlink:type="simple" xlink:href="https://www.geogebra.org/m/FKzPy94N#material/qJEsDHqN" text:style-name="Internet_20_link" text:visited-style-name="Visited_20_Internet_20_Link">https://www.geogebra.org/m/FKzPy94N#material/qJEsDHqN</text:a><text:a xlink:type="simple" xlink:href="https://www.geogebra.org/m/FKzPy94N#material/qJEsDHqN(addytywność" text:style-name="Internet_20_link" text:visited-style-name="Visited_20_Internet_20_Link"> </text:a><text:span text:style-name="T5"><text:s/></text:span></text:p>
      <text:p text:style-name="P11">korzystając z pliku geogebry nauczyciel przedstawia kolejne kroki dowodu pytając o pola poszczególnych figur. Następnie konstruuje równanie na pole trapezu</text:p>
      <text:p text:style-name="P11"><draw:frame draw:style-name="fr1" draw:name="Object2" text:anchor-type="as-char" svg:y="-0.2681in" svg:width="2.118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draw:frame draw:style-name="fr1" draw:name="Object3" text:anchor-type="as-char" svg:y="-0.2681in" svg:width="2.2543in" svg:height="0.41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draw:frame draw:style-name="fr1" draw:name="Object4" text:anchor-type="as-char" svg:y="-0.2681in" svg:width="2.0945in" svg:height="0.416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<draw:frame draw:style-name="fr1" draw:name="Object5" text:anchor-type="as-char" svg:y="-0.2681in" svg:width="0.811in" svg:height="0.416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"><draw:frame draw:style-name="fr1" draw:name="Object6" text:anchor-type="as-char" svg:y="-0.172in" svg:width="0.7453in" svg:height="0.207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"/>
      <text:p text:style-name="P8">3. Wykonanie zadań:</text:p>
      <text:p text:style-name="P8">przykład 1/231 – <text:span text:style-name="T10">zgodnie z podręcznikiem</text:span></text:p>
      <text:p text:style-name="P12">3 / 232</text:p>
      <text:p text:style-name="P12">4 / 232 </text:p>
      <text:p text:style-name="P8"/>
      <text:p text:style-name="P8">4. Ewaluacja</text:p>
      <text:p text:style-name="P8">Nauczyciel odczytuję cele lekcji <text:span text:style-name="T9">i przypomina brzmienie twierdzenia Pitagorasa.</text:span> Prosi jednego z uczniów o rozwiązanie zadanie z początku lekcji – wyznaczenie długości przeciwprostokątnej <text:span text:style-name="T9">trójkąta z układu współrzędnych.</text:span>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65in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47:59.092486190</meta:creation-date>
    <dc:date>2019-05-22T08:50:58.678224253</dc:date>
    <meta:editing-duration>PT11H1M38S</meta:editing-duration>
    <meta:editing-cycles>13</meta:editing-cycles>
    <meta:generator>LibreOffice/6.0.7.3$Linux_X86_64 LibreOffice_project/00m0$Build-3</meta:generator>
    <meta:document-statistic meta:table-count="0" meta:image-count="0" meta:object-count="6" meta:page-count="2" meta:paragraph-count="50" meta:word-count="529" meta:character-count="4033" meta:non-whitespace-character-count="3534"/>
  </office:meta>
</office:document-meta>
</file>

<file path=Object 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2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</mrow>
        <mn>2</mn>
      </mfrac>
      <mo stretchy="false">=</mo>
      <mrow>
        <mfrac>
          <mrow>
            <mi>a</mi>
            <mo stretchy="false">∗</mo>
            <mi>b</mi>
          </mrow>
          <mn>2</mn>
        </mfrac>
        <mo stretchy="false">+</mo>
        <mfrac>
          <mrow>
            <mi>a</mi>
            <mo stretchy="false">∗</mo>
            <mi>b</mi>
          </mrow>
          <mn>2</mn>
        </mfrac>
        <mo stretchy="false">+</mo>
        <mfrac>
          <msup>
            <mi>c</mi>
            <mn>2</mn>
          </msup>
          <mn>2</mn>
        </mfrac>
      </mrow>
    </mrow>
    <annotation encoding="StarMath 5.0">{(a + b)(a + b)} over {2}= {a * b} over {2} + {a * b} over {2} + c^2 over2
</annotation>
  </semantics>
</math>
</file>

<file path=Object 3/content.xml><?xml version="1.0" encoding="utf-8"?>
<math xmlns="http://www.w3.org/1998/Math/MathML" display="block">
  <semantics>
    <mrow>
      <mfrac>
        <mrow>
          <msup>
            <mi>a</mi>
            <mn>2</mn>
          </msup>
          <mo stretchy="false">+</mo>
          <mi mathvariant="italic">ab</mi>
          <mo stretchy="false">+</mo>
          <mi mathvariant="italic">ab</mi>
          <mo stretchy="false">+</mo>
          <msup>
            <mi>b</mi>
            <mn>2</mn>
          </msup>
        </mrow>
        <mn>2</mn>
      </mfrac>
      <mo stretchy="false">=</mo>
      <mrow>
        <mfrac>
          <mrow>
            <mi>a</mi>
            <mo stretchy="false">∗</mo>
            <mi>b</mi>
          </mrow>
          <mn>2</mn>
        </mfrac>
        <mo stretchy="false">+</mo>
        <mfrac>
          <mrow>
            <mi>a</mi>
            <mo stretchy="false">∗</mo>
            <mi>b</mi>
          </mrow>
          <mn>2</mn>
        </mfrac>
        <mo stretchy="false">+</mo>
        <mfrac>
          <msup>
            <mi>c</mi>
            <mn>2</mn>
          </msup>
          <mn>2</mn>
        </mfrac>
      </mrow>
    </mrow>
    <annotation encoding="StarMath 5.0">{a^2 + ab + ab + b^ 2} over 2 = {a * b} over {2} + {a * b} over {2} + c^2 over2


</annotation>
  </semantics>
</math>
</file>

<file path=Object 4/content.xml><?xml version="1.0" encoding="utf-8"?>
<math xmlns="http://www.w3.org/1998/Math/MathML" display="block">
  <semantics>
    <mrow>
      <mrow>
        <mfrac>
          <mrow>
            <msup>
              <mi>a</mi>
              <mn>2</mn>
            </msup>
            <mo stretchy="false">+</mo>
            <msup>
              <mi>b</mi>
              <mn>2</mn>
            </msup>
          </mrow>
          <mn>2</mn>
        </mfrac>
        <mo stretchy="false">+</mo>
        <mfrac>
          <mi mathvariant="italic">ab</mi>
          <mn>2</mn>
        </mfrac>
        <mo stretchy="false">+</mo>
        <mfrac>
          <mi mathvariant="italic">ab</mi>
          <mn>2</mn>
        </mfrac>
      </mrow>
      <mo stretchy="false">=</mo>
      <mrow>
        <mfrac>
          <mi mathvariant="italic">ab</mi>
          <mn>2</mn>
        </mfrac>
        <mo stretchy="false">+</mo>
        <mfrac>
          <mi mathvariant="italic">ab</mi>
          <mn>2</mn>
        </mfrac>
        <mo stretchy="false">+</mo>
        <mfrac>
          <msup>
            <mi>c</mi>
            <mn>2</mn>
          </msup>
          <mn>2</mn>
        </mfrac>
      </mrow>
    </mrow>
    <annotation encoding="StarMath 5.0">{a^2 + b ^2} over 2 + ab over 2 + ab over 2 = ab over 2 + ab over 2 + c^2 over 2</annotation>
  </semantics>
</math>
</file>

<file path=Object 5/content.xml><?xml version="1.0" encoding="utf-8"?>
<math xmlns="http://www.w3.org/1998/Math/MathML" display="block">
  <semantics>
    <mrow>
      <mfrac>
        <mrow>
          <msup>
            <mi>a</mi>
            <mn>2</mn>
          </msup>
          <mo stretchy="false">+</mo>
          <msup>
            <mi>b</mi>
            <mn>2</mn>
          </msup>
        </mrow>
        <mn>2</mn>
      </mfrac>
      <mo stretchy="false">=</mo>
      <mfrac>
        <msup>
          <mi>c</mi>
          <mn>2</mn>
        </msup>
        <mn>2</mn>
      </mfrac>
    </mrow>
    <annotation encoding="StarMath 5.0">{a^2 + b ^2} over 2= c^2 over 2</annotation>
  </semantics>
</math>
</file>

<file path=Object 6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{a^2 + b ^2} =c^2
</annotation>
  </semantics>
</math>
</file>